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kosh" svg:font-family="Nikosh" style:font-pitch="variable"/>
    <style:font-face style:name="NikoshLight1" svg:font-family="NikoshLight" style:font-pitch="variable"/>
    <style:font-face style:name="NikoshLight" svg:font-family="NikoshLight" style:font-adornments="Regula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ikosh" fo:font-size="20pt" fo:font-weight="bold" officeooo:rsid="000298af" officeooo:paragraph-rsid="000298af" style:font-size-asian="20pt" style:font-weight-asian="bold" style:font-name-complex="NikoshLight1" style:font-size-complex="20pt" style:font-weight-complex="bold"/>
    </style:style>
    <style:style style:name="P2" style:family="paragraph" style:parent-style-name="Standard">
      <style:paragraph-properties fo:text-align="center" style:justify-single-word="false"/>
      <style:text-properties style:font-name="Nikosh" fo:font-size="12pt" fo:font-weight="bold" officeooo:rsid="000298af" officeooo:paragraph-rsid="000298af" style:font-size-asian="12pt" style:font-weight-asian="bold" style:font-name-complex="NikoshLight1" style:font-size-complex="12pt" style:font-weight-complex="bold"/>
    </style:style>
    <style:style style:name="P3" style:family="paragraph" style:parent-style-name="Standard">
      <style:paragraph-properties fo:text-align="start" style:justify-single-word="false"/>
      <style:text-properties style:font-name="Nikosh" fo:font-size="12pt" fo:font-weight="normal" officeooo:rsid="000298af" officeooo:paragraph-rsid="0006bfd4" style:font-size-asian="12pt" style:font-weight-asian="normal" style:font-name-complex="Nikosh" style:font-size-complex="12pt" style:font-weight-complex="normal"/>
    </style:style>
    <style:style style:name="P4" style:family="paragraph" style:parent-style-name="Standard" style:list-style-name="L1">
      <style:paragraph-properties fo:text-align="start" style:justify-single-word="false"/>
      <style:text-properties officeooo:paragraph-rsid="0006bfd4"/>
    </style:style>
    <style:style style:name="P5" style:family="paragraph" style:parent-style-name="Standard">
      <style:paragraph-properties fo:text-align="start" style:justify-single-word="false"/>
      <style:text-properties officeooo:paragraph-rsid="0006bfd4"/>
    </style:style>
    <style:style style:name="P6" style:family="paragraph" style:parent-style-name="Standard" style:list-style-name="L2">
      <style:paragraph-properties fo:text-align="start" style:justify-single-word="false"/>
      <style:text-properties officeooo:paragraph-rsid="0006bfd4"/>
    </style:style>
    <style:style style:name="P7" style:family="paragraph" style:parent-style-name="Standard" style:list-style-name="L2">
      <style:paragraph-properties fo:text-align="start" style:justify-single-word="false"/>
      <style:text-properties officeooo:paragraph-rsid="000860b1"/>
    </style:style>
    <style:style style:name="P8" style:family="paragraph" style:parent-style-name="Standard">
      <style:paragraph-properties fo:text-align="start" style:justify-single-word="false"/>
      <style:text-properties fo:font-weight="bold" officeooo:paragraph-rsid="0006bfd4" style:font-weight-asian="bold" style:font-name-complex="NikoshLight" style:font-weight-complex="bold"/>
    </style:style>
    <style:style style:name="P9" style:family="paragraph" style:parent-style-name="Standard">
      <loext:graphic-properties draw:fill="solid" draw:fill-color="#ffff00" draw:opacity="100%"/>
      <style:paragraph-properties fo:text-align="start" style:justify-single-word="false" fo:background-color="#ffff00"/>
      <style:text-properties fo:font-weight="bold" officeooo:paragraph-rsid="0006bfd4" style:font-weight-asian="bold" style:font-name-complex="NikoshLight" style:font-weight-complex="bold"/>
    </style:style>
    <style:style style:name="P10" style:family="paragraph" style:parent-style-name="Standard">
      <style:paragraph-properties fo:text-align="start" style:justify-single-word="false"/>
      <style:text-properties style:font-name="NikoshLight" fo:font-weight="bold" officeooo:paragraph-rsid="000bac6b" style:font-weight-asian="bold" style:font-name-complex="NikoshLight" style:font-weight-complex="bold"/>
    </style:style>
    <style:style style:name="P11" style:family="paragraph" style:parent-style-name="Standard">
      <style:paragraph-properties fo:text-align="start" style:justify-single-word="false"/>
      <style:text-properties style:font-name="NikoshLight" style:text-underline-style="solid" style:text-underline-width="auto" style:text-underline-color="font-color" fo:font-weight="bold" officeooo:paragraph-rsid="000bac6b" style:font-weight-asian="bold" style:font-name-complex="NikoshLight" style:font-weight-complex="bold"/>
    </style:style>
    <style:style style:name="P12" style:family="paragraph" style:parent-style-name="Standard">
      <style:paragraph-properties fo:text-align="start" style:justify-single-word="false"/>
      <style:text-properties style:font-name="NikoshLight" style:text-underline-style="none" fo:font-weight="bold" officeooo:paragraph-rsid="000bac6b" style:font-weight-asian="bold" style:font-name-complex="NikoshLight" style:font-weight-complex="bold"/>
    </style:style>
    <style:style style:name="T1" style:family="text">
      <style:text-properties fo:font-weight="bold" style:font-weight-asian="bold" style:font-name-complex="NikoshLight" style:font-weight-complex="bold"/>
    </style:style>
    <style:style style:name="T2" style:family="text">
      <style:text-properties style:font-name="Nikosh" fo:font-size="12pt" fo:font-weight="normal" officeooo:rsid="000298af" style:font-size-asian="12pt" style:font-weight-asian="normal" style:font-name-complex="Nikosh" style:font-size-complex="12pt" style:font-weight-complex="normal"/>
    </style:style>
    <style:style style:name="T3" style:family="text">
      <style:text-properties style:font-name="Nikosh" fo:font-size="12pt" officeooo:rsid="000298af" style:font-size-asian="12pt" style:font-size-complex="12pt"/>
    </style:style>
    <style:style style:name="T4" style:family="text">
      <style:text-properties officeooo:rsid="00058848"/>
    </style:style>
    <style:style style:name="T5" style:family="text">
      <style:text-properties style:font-name="Caladea" officeooo:rsid="00058848"/>
    </style:style>
    <style:style style:name="T6" style:family="text">
      <style:text-properties fo:font-weight="normal" style:font-weight-asian="normal" style:font-weight-complex="normal"/>
    </style:style>
    <style:style style:name="T7" style:family="text">
      <style:text-properties fo:font-weight="normal" style:font-weight-asian="normal" style:font-name-complex="Nikosh" style:font-weight-complex="normal"/>
    </style:style>
    <style:style style:name="T8" style:family="text">
      <style:text-properties style:font-name-complex="Nikosh"/>
    </style:style>
    <style:style style:name="T9" style:family="text">
      <style:text-properties fo:font-size="12pt" officeooo:rsid="000298af" style:font-size-asian="12pt" style:font-name-complex="Nikosh" style:font-size-complex="12pt"/>
    </style:style>
    <style:style style:name="T10" style:family="text">
      <style:text-properties fo:font-size="12pt" fo:font-weight="normal" officeooo:rsid="000298af" style:font-size-asian="12pt" style:font-weight-asian="normal" style:font-name-complex="Nikosh" style:font-size-complex="12pt" style:font-weight-complex="normal"/>
    </style:style>
    <style:style style:name="T11" style:family="text">
      <style:text-properties fo:font-size="12pt" style:text-underline-style="none" fo:font-weight="normal" officeooo:rsid="000298af" style:font-size-asian="12pt" style:font-weight-asian="normal" style:font-name-complex="Nikosh"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ওয়াশিং প্লান্টে ব্যবহৃত বিভিন্ন ক্যামিকেল ও তাদের ক্রিয়া কলাপ</text:p>
      <text:p text:style-name="P2"/>
      <text:p text:style-name="P3"><text:span text:style-name="T1">হুয়াইটেনিং এজেন্টঃ</text:span> যে ক্যামিকেল দ্বারা কাপড়কে অধিকতর সাদা করা হয় তাকে হুয়াইটেনিং এজেন্ট বলা হয়। যেমন, অপটিকেল ব্রাইটনার <text:span text:style-name="T5">4BK</text:span><text:span text:style-name="T4"> । </text:span></text:p>
      <text:p text:style-name="P3"><text:span text:style-name="T4">বাইটেনার মলিকিউল রাসায়নিক বিক্রিয়ার মাধ্যমে কাপড়ের সাথে যুক্ত হয় এবং যখন আলো এই মলিকিউল এর উপর পড়ে কাপড় অধিক উজ্জ্বল ও সাদা হয়।ফ্লোরোসেন্ট হুয়াইটেনিং এজেন্ট এক ধরণের রং যা তড়িৎ চৌম্বকীয় বর্নালী বেগুনী ও অতি বেগুনী আলোক রশ্মির অবতল (৩৪০-৩৭০.এনএম) হতে আলোকে রশ্মি শোষন করে এবং যা নীল আলোকে রশ্মি অবতল (৪২০-৪৭০ এনএম) এ পুনরায় বিক্রিয়া করে। </text:span></text:p>
      <text:p text:style-name="P3">নীল আলোক অঞ্চলকে আলোর প্রতিফলনের বৃদ্ধি করে কাপড় এর হলুদ রং হ্রাস করে।</text:p>
      <text:p text:style-name="P3"/>
      <text:list xml:id="list664497031" text:style-name="L1">
        <text:list-item>
          <text:p text:style-name="P4"><text:span text:style-name="T2">কলার সূচীতে প্রায় ৪০০ ধরণের বাইটেনার আছে।</text:span></text:p>
        </text:list-item>
        <text:list-item>
          <text:p text:style-name="P4"><text:span text:style-name="T2">৯০ এর চেয়েও কম বাণিজ্যিক ভাবে তৈরি করা হয়। </text:span></text:p>
        </text:list-item>
      </text:list>
      <text:p text:style-name="P5"><text:span text:style-name="T2"/></text:p>
      <text:p text:style-name="P5"><text:span text:style-name="T2">অপটিক্যাল ব্রাইটেনিং এজেন্ট এর সবশেষ ব্যবহারঃ</text:span></text:p>
      <text:p text:style-name="P5"><text:span text:style-name="T2"/></text:p>
      <text:list xml:id="list3784038226" text:style-name="L2">
        <text:list-item>
          <text:p text:style-name="P7"><text:span text:style-name="T2">ডিটারজেন্ট হোয়াইটেনার (ব্লইং এজেন্ট এর পরিবর্তে) </text:span></text:p>
        </text:list-item>
        <text:list-item>
          <text:p text:style-name="P7"><text:span text:style-name="T2">পেপার ব্রাইটেনার (অভ্যন্তরীণ বা কেটিং হিসাবে)</text:span></text:p>
        </text:list-item>
        <text:list-item>
          <text:p text:style-name="P7"><text:span text:style-name="T2">ফাইবার হোয়াইট্রেনিং (অভ্যন্তরীণ পলিমার সেন্টে যোগ করা হয়) </text:span></text:p>
        </text:list-item>
        <text:list-item>
          <text:p text:style-name="P7"><text:span text:style-name="T2">টেক্সটাইল হোয়াইটেনিং (বাহ্যিক কাপড় ফিনিস এ যোগ করা হয়)</text:span></text:p>
        </text:list-item>
        <text:list-item>
          <text:p text:style-name="P6"><text:span text:style-name="T2">এডভান্ডস কসমেটিক ফর্মুলায় কালার কারেকটিং বা ব্রাইটেনার যোগ করা হয়।</text:span></text:p>
        </text:list-item>
      </text:list>
      <text:p text:style-name="P5"><text:span text:style-name="T2">(সেম্পু, কন্ডিশনার, আইসোকাপ)</text:span></text:p>
      <text:p text:style-name="P5"><text:span text:style-name="T2"/></text:p>
      <text:p text:style-name="P8"><text:span text:style-name="T3">হাইড্রোস্কোপিক এজেন্টঃ </text:span><text:span text:style-name="T2">যে এজেন্ট ব্যবহার এর ফলে কাপড় সহজে পানি শোষণ করতে পারে তাকে হাইগ্রোস্কোপিক এজেন্ট বলে। যখন পরিবেশ অনেক ভিজা থাকে এই এজেন্ট ব্যবহার এর ফলে পোশাককে অতিরিক্ত আর্দ্রতা থেকে মুক্ত করে।</text:span></text:p>
      <text:p text:style-name="P8"><text:span text:style-name="T2"/></text:p>
      <text:p text:style-name="P8"><text:span text:style-name="T3">ওয়েটিং এজেন্টঃ </text:span><text:span text:style-name="T2">ওয়েটিং এজেন্ট একটি রাসায়নিক যৌগ যা তরলের পৃষ্টটানকে দূরীভূত করে। আর পৃষ্টটান হচ্ছে মলিকুল গুলোর একই বন্ধনের মধ্যে থাকার প্রবণতা এবং এটি তরলের মৌলের বন্ধনের দ্বারা এটি নির্ণয় করা হয়। ওয়েটিং এজেন্ট সারফেকটেন্ট নামে পরিচিত। এটি এমন একটি ক্যামিকেল যা তরলের বৈশিষ্ট্যকে পরিবর্তন করে দেয়।</text:span></text:p>
      <text:p text:style-name="P8"><text:span text:style-name="T2">যখন ওয়েটিং এজেন্ট প্রয়োগ করা হয় এর কারণে তরল ক্ষুদ্র কণায় পরিণত হয় যা মহিসেল নামে পরিচিত।</text:span></text:p>
      <text:p text:style-name="P8"><text:span text:style-name="T2"/></text:p>
      <text:p text:style-name="P9"><text:span text:style-name="T2">পানিতে মাইসেল বড় গোচ্ছে সন্নিবেশিত হয় যেখানে পানি আকর্ষনীয় মৌল পানি বিকর্ষী মৌল এর সাথে কেন্দ্রে রিং তৈরি করে। যখন ওয়েটিং এজেন্ট তৈলাক্ত তরল ব্যবহার করা হয়। মাইসেল এর গঠন বিপরীত ধর্মী হয়ে যায় যাতে পানি, বিকর্ষী মৌল রিং এর বাইরে থাকে কারণ তরল পদার্থ দ্বারা আকর্ষী হয়। এবং তৈলাক্ত তরল দ্বারা পানি আকর্ষী মৌল গুলো আকর্ষিত হয়।</text:span></text:p>
      <text:p text:style-name="P8"><text:span text:style-name="T2"/></text:p>
      <text:p text:style-name="P10"><text:span text:style-name="T9">ফিক্সিং এজেন্টঃ </text:span><text:span text:style-name="T10">যে এজেন্ট ব্যবহার করে ডাইসকে গার্মেন্টস সাথে আবদ্ধ করা হয় তাকে ফিক্সিং এজেন্ট বলা হয়। গার্মেন্টস ডাইং এ কালার কাপড় এর উপর ফিক্স করার জন্য এটি ব্যবহার করা হয়।) </text:span></text:p>
      <text:p text:style-name="P11"><text:span text:style-name="T10">ফিক্সিং করার পর কালার ফাস্টনেস-টু-ওয়াশ, কালার ফাস্টনেস-টু- লাইট, কালার ফাস্টনেস-টু রাবিং (ক্রকিং) ভাল হয়।</text:span></text:p>
      <text:p text:style-name="P11"><text:span text:style-name="T11"/></text:p>
      <text:p text:style-name="P12">ডিটারজেন্টঃ <text:span text:style-name="T7">ডিটারেজন্ট এক ধরণের পৃষ্টটান নিবারক রাসায়নিক যৌগ অথবা এবস যৌগের সংমিশ্রন। </text:span></text:p>
      <text:p text:style-name="P12"><text:span text:style-name="T7">ডিটারেজেন্ট হাইড্রোফিলিক ও হাইড্রোফোবিক উভয় আংশিক আয়নিত প্রান্ত থাকায় তা সাবানের মত কাজ করে। আর এই দৈত সুবিধা থাকার কারণের তৈল ও ব্রীজকে পানিতে দ্রবীভূত করতে পারে।</text:span></text:p>
      <text:p text:style-name="P12"><text:span text:style-name="T7"/></text:p>
      <text:p text:style-name="P12"><text:span text:style-name="T7">ডিটারজেন্ট এর রাসায়নিক শ্রেণি বিভাগঃ-</text:span></text:p>
      <text:p text:style-name="P12"><text:span text:style-name="T7">ডিটারজেন্টকে তিনটি শ্রেণিতে ভাগ করা যায়।</text:span></text:p>
      <text:p text:style-name="P12"><text:span text:style-name="T7"/></text:p>
      <text:p text:style-name="P12"><text:span text:style-name="T7">দ্রবণ এর ইলেট্রিকেল ও চার্জের ওপর নির্ভর করে</text:span></text:p>
      <text:p text:style-name="P12"><text:span text:style-name="T7"/></text:p>
      <text:p text:style-name="P12">ক) <text:span text:style-name="T7">অ্যান আয়নিক ডিটারজেন্ট</text:span></text:p>
      <text:p text:style-name="P12">খ) <text:span text:style-name="T7">ক্যাটায়নিক ডিটারেজেন্ট</text:span></text:p>
      <text:p text:style-name="P12">গ)<text:span text:style-name="T7"> নন আয়নিক এবং জুইটার আয়নিক ডিটারজেন্ট ।</text:span></text:p>
      <text:p text:style-name="P12"><text:span text:style-name="T7"/></text:p>
      <text:p text:style-name="P12"><text:soft-page-break/>লন্ড্রি ডিটাজেন্টঃ <text:span text:style-name="T7">ডিটারজেন্ট এর সবচেয়ে বড় প্রয়োগ হলো কাপড় পরিস্কার করা, এর গঠন প্রকৃতি জটিল এবং প্রায়োগিক চাহিদাও ভিন্ন যার ফলে ভোক্তা বাজার প্রতিযোগিতা মূলক হয়ে উঠেছে লন্ড্রি <text:s/>ডিটারজেন্ট এর মধ্যে যে উপাদানের গুলো থাকে তা হলো সফেনার , সারফেক্টটেন্ট, ব্লীচ, এনজাইম, ব্রাইটেনার এবং আরও অন্যান্য রাসায়নিক উপাদান । লন্ড্রি ডিটারজেন্টের গঠন ক্রিয়া পরিস্কার পানি ও তাপমাত্রা দ্বারা ভালভাবে প্রভাবিত হয়।</text:span></text:p>
      <text:p text:style-name="P12"><text:span text:style-name="T7"/></text:p>
      <text:p text:style-name="P12"><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kosh" svg:font-family="Nikosh" style:font-pitch="variable"/>
    <style:font-face style:name="NikoshLight1" svg:font-family="NikoshLight" style:font-pitch="variable"/>
    <style:font-face style:name="NikoshLight" svg:font-family="NikoshLight" style:font-adornments="Regula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22:34:44.786044194</meta:creation-date>
    <dc:date>2022-07-20T00:05:03.271205339</dc:date>
    <meta:editing-duration>PT8M27S</meta:editing-duration>
    <meta:editing-cycles>1</meta:editing-cycles>
    <meta:generator>LibreOffice/6.4.7.2$Linux_X86_64 LibreOffice_project/40$Build-2</meta:generator>
    <meta:document-statistic meta:table-count="0" meta:image-count="0" meta:object-count="0" meta:page-count="2" meta:paragraph-count="28" meta:word-count="504" meta:character-count="2003" meta:non-whitespace-character-count="1526"/>
  </office:meta>
</office:document-meta>
</file>